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64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2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2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2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30be12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348e502" officeooo:paragraph-rsid="0348e502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0d36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1d8f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760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style:writing-mode="lr-tb"/>
      <style:text-properties style:font-name="Times New Roman" fo:font-size="12pt" fo:language="uk" fo:country="UA" fo:font-weight="normal" officeooo:paragraph-rsid="033e331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2pt" fo:language="uk" fo:country="UA" fo:font-weight="normal" officeooo:paragraph-rsid="033ffb1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4c71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7679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877a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a35e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d5cc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284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f37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fb02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0ce5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112b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26cb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465d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6ccb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caa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e85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d20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eb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c27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dd10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0b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27f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464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83c8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b089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cac2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d447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eae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08c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1a22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6396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9922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d7b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f93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e0bf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9ca88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a4eb1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39f6f26" officeooo:paragraph-rsid="039f6f2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2" style:font-size-asian="12pt" style:font-weight-asian="bold" style:font-size-complex="12pt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6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officeooo:paragraph-rsid="030ab365" fo:hyphenate="true" fo:hyphenation-remain-char-count="2" fo:hyphenation-push-char-count="2" loext:hyphenation-no-caps="false"/>
    </style:style>
    <style:style style:name="P7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2" style:font-size-complex="14pt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72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4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969cc" fo:hyphenate="true" fo:hyphenation-remain-char-count="2" fo:hyphenation-push-char-count="2" loext:hyphenation-no-caps="false"/>
    </style:style>
    <style:style style:name="P75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5b5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603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35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8ee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82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336a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af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1e972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2f969c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4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b6e58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5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bd90b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6" style:family="paragraph" style:parent-style-name="Standard" style:list-style-name="L7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-0.25in" style:auto-text-indent="false" style:page-number="auto" fo:background-color="transparent" style:writing-mode="lr-tb"/>
      <style:text-properties style:font-name="Times New Roman" fo:font-size="12pt" fo:language="uk" fo:country="UA" fo:font-weight="normal" officeooo:rsid="042adc43" officeooo:paragraph-rsid="0433517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7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88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89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bold" officeooo:paragraph-rsid="042f723f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0" style:family="paragraph" style:parent-style-name="Standard" style:list-style-name="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1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43889e3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92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officeooo:rsid="04153046" officeooo:paragraph-rsid="042105b7" style:font-size-asian="10.5pt" style:font-size-complex="12pt" fo:hyphenate="true" fo:hyphenation-remain-char-count="2" fo:hyphenation-push-char-count="2" loext:hyphenation-no-caps="false"/>
    </style:style>
    <style:style style:name="P93" style:family="paragraph" style:parent-style-name="Standard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style:font-name="Times New Roman" fo:font-size="12pt" fo:language="uk" fo:country="UA" officeooo:rsid="041290a3" officeooo:paragraph-rsid="04213e49" style:font-size-asian="10.5pt" style:font-size-complex="12pt" fo:hyphenate="true" fo:hyphenation-remain-char-count="2" fo:hyphenation-push-char-count="2" loext:hyphenation-no-caps="false"/>
    </style:style>
    <style:style style:name="P94" style:family="paragraph" style:parent-style-name="Standard" style:list-style-name="L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3caa430" fo:hyphenate="true" fo:hyphenation-remain-char-count="2" fo:hyphenation-push-char-count="2" loext:hyphenation-no-caps="false"/>
    </style:style>
    <style:style style:name="P95" style:family="paragraph" style:parent-style-name="Standard" style:list-style-name="L10">
      <loext:graphic-properties draw:fill="none" draw:fill-gradient-name="gradient" draw:fill-hatch-name="hatch"/>
      <style:paragraph-properties fo:margin-left="0.5in" fo:margin-right="0in" fo:margin-top="0in" fo:margin-bottom="0in" style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officeooo:paragraph-rsid="03f8f7b3" fo:hyphenate="true" fo:hyphenation-remain-char-count="2" fo:hyphenation-push-char-count="2" loext:hyphenation-no-caps="false"/>
    </style:style>
    <style:style style:name="P96" style:family="paragraph" style:parent-style-name="Standard" style:list-style-name="L10">
      <loext:graphic-properties draw:fill="none" draw:fill-gradient-name="gradient" draw:fill-hatch-name="hatch"/>
      <style:paragraph-properties fo:margin-left="1in" fo:margin-right="0in" fo:margin-top="0in" fo:margin-bottom="0in" style:contextual-spacing="false" fo:line-height="100%" fo:text-align="start" style:justify-single-word="false" fo:hyphenation-ladder-count="no-limit" fo:text-indent="-0.25in" style:auto-text-indent="false" fo:background-color="transparent" style:writing-mode="lr-tb"/>
      <style:text-properties officeooo:paragraph-rsid="03fbd188" fo:hyphenate="true" fo:hyphenation-remain-char-count="2" fo:hyphenation-push-char-count="2" loext:hyphenation-no-caps="false"/>
    </style:style>
    <style:style style:name="P97" style:family="paragraph" style:parent-style-name="Standard" style:list-style-name="L1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3fec782" fo:hyphenate="true" fo:hyphenation-remain-char-count="2" fo:hyphenation-push-char-count="2" loext:hyphenation-no-caps="false"/>
    </style:style>
    <style:style style:name="P98" style:family="paragraph" style:parent-style-name="Standard" style:list-style-name="L1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40148a9" fo:hyphenate="true" fo:hyphenation-remain-char-count="2" fo:hyphenation-push-char-count="2" loext:hyphenation-no-caps="false"/>
    </style:style>
    <style:style style:name="P99" style:family="paragraph" style:parent-style-name="Standard" style:list-style-name="L11">
      <loext:graphic-properties draw:fill="none"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ackground-color="transparent" style:writing-mode="lr-tb"/>
      <style:text-properties officeooo:paragraph-rsid="040345ae" fo:hyphenate="true" fo:hyphenation-remain-char-count="2" fo:hyphenation-push-char-count="2" loext:hyphenation-no-caps="false"/>
    </style:style>
    <style:style style:name="P100" style:family="paragraph" style:parent-style-name="Standard" style:list-style-name="L1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43889e3" fo:hyphenate="true" fo:hyphenation-remain-char-count="2" fo:hyphenation-push-char-count="2" loext:hyphenation-no-caps="false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3f97e" officeooo:paragraph-rsid="0413f97e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290a3" officeooo:paragraph-rsid="041290a3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53046" officeooo:paragraph-rsid="04153046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2pt" fo:language="uk" fo:country="UA" officeooo:rsid="0410a3bf" officeooo:paragraph-rsid="0410a3bf" style:font-size-asian="10.5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size-complex="14pt"/>
    </style:style>
    <style:style style:name="T9" style:family="text">
      <style:text-properties fo:font-weight="bold" officeooo:rsid="02eba8df" style:font-name-asian="Times New Roman2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uk" fo:country="UA" fo:font-weight="normal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7" style:family="text">
      <style:text-properties officeooo:rsid="0339ec91"/>
    </style:style>
    <style:style style:name="T18" style:family="text">
      <style:text-properties officeooo:rsid="034af2fe"/>
    </style:style>
    <style:style style:name="T19" style:family="text">
      <style:text-properties officeooo:rsid="039c04ed"/>
    </style:style>
    <style:style style:name="T20" style:family="text">
      <style:text-properties officeooo:rsid="0008bb06"/>
    </style:style>
    <style:style style:name="T21" style:family="text">
      <style:text-properties officeooo:rsid="03a4eb12"/>
    </style:style>
    <style:style style:name="T22" style:family="text">
      <style:text-properties officeooo:rsid="03a6e573"/>
    </style:style>
    <style:style style:name="T23" style:family="text">
      <style:text-properties officeooo:rsid="03aa62d5"/>
    </style:style>
    <style:style style:name="T24" style:family="text">
      <style:text-properties fo:font-size="14pt"/>
    </style:style>
    <style:style style:name="T25" style:family="text">
      <style:text-properties fo:font-size="14pt" fo:font-weight="normal" style:font-weight-asian="normal" style:font-weight-complex="normal"/>
    </style:style>
    <style:style style:name="T26" style:family="text">
      <style:text-properties officeooo:rsid="03b3c69d"/>
    </style:style>
    <style:style style:name="T27" style:family="text">
      <style:text-properties officeooo:rsid="03b4bfb3"/>
    </style:style>
    <style:style style:name="T28" style:family="text">
      <style:text-properties officeooo:rsid="03b58657"/>
    </style:style>
    <style:style style:name="T29" style:family="text">
      <style:text-properties officeooo:rsid="03bc44e6"/>
    </style:style>
    <style:style style:name="T30" style:family="text">
      <style:text-properties officeooo:rsid="03bd90b0"/>
    </style:style>
    <style:style style:name="T31" style:family="text">
      <style:text-properties officeooo:rsid="03bf7f62"/>
    </style:style>
    <style:style style:name="T32" style:family="text">
      <style:text-properties style:font-name="Times New Roman1" style:font-name-asian="Times New Roman1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66in" draw:visible-area-height="1.9866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3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67"/>
      <text:p text:style-name="P17"><text:span text:style-name="T5">на тему: </text:span><text:span text:style-name="T7">«Базові топології. Компоненти комп'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Базові топології. Компоненти комп'ютерної мережі.</text:span></text:p>
      <text:p text:style-name="P15"><text:span text:style-name="T10">Мета. </text:span><text:span text:style-name="T13">Навчитися:</text:span></text:p>
      <text:list xml:id="list2376594531" text:style-name="L1">
        <text:list-item>
          <text:p text:style-name="P71">ідентифікувати три базові топології та їх комбінації,</text:p>
        </text:list-item>
        <text:list-item>
          <text:p text:style-name="P71">описувати переваги та недоліки кожної топології,</text:p>
        </text:list-item>
        <text:list-item>
          <text:p text:style-name="P71">робити вибір топології, що відповідає реалізації конкретної задачі,</text:p>
        </text:list-item>
        <text:list-item>
          <text:p text:style-name="P71">визначати оптимальні для конкретного мережного середовища тип кабелю та апаратури підключення.</text:p>
        </text:list-item>
      </text:list>
      <text:p text:style-name="P11">Порядок виконання роботи.</text:p>
      <text:list xml:id="list1975687315" text:style-name="L2">
        <text:list-item>
          <text:p text:style-name="P72">Ознайомитись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 (Lab_top).</text:p>
        </text:list-item>
        <text:list-item>
          <text:p text:style-name="P72">Ознайомитись з описом та ілюстрацією підключення мережних компонентів (Lab_comp). Необхідно засвоїти:</text:p>
        </text:list-item>
      </text:list>
      <text:list xml:id="list532744958" text:style-name="L3">
        <text:list-item>
          <text:list>
            <text:list-item>
              <text:p text:style-name="P73">основні концепції побудови кабельної системи в локальній обчислювальній мережі;</text:p>
            </text:list-item>
            <text:list-item>
              <text:p text:style-name="P73">основні типи кабелів, їх конструкції, характеристики і способи функціонування;</text:p>
            </text:list-item>
            <text:list-item>
              <text:p text:style-name="P74">засвоїти терміни:</text:p>
              <text:list>
                <text:list-item>
                  <text:p text:style-name="P74">“екранування”,</text:p>
                </text:list-item>
                <text:list-item>
                  <text:p text:style-name="P74">“перехресні перешкоди”,</text:p>
                </text:list-item>
                <text:list-item>
                  <text:p text:style-name="P74">“загасання”,</text:p>
                </text:list-item>
                <text:list-item>
                  <text:p text:style-name="P74">“пленум”,</text:p>
                </text:list-item>
                <text:list-item>
                  <text:p text:style-name="P74">”термінатор”;</text:p>
                </text:list-item>
              </text:list>
            </text:list-item>
          </text:list>
        </text:list-item>
      </text:list>
      <text:p text:style-name="P69"><text:span text:style-name="T14">Короткий</text:span><text:bookmark text:name="page3R_mcid74"/><text:bookmark text:name="page3R_mcid75"/><text:span text:style-name="T14"> опис базових топологій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3998289197696">
          <table:table-cell table:style-name="Table1.A1" office:value-type="string">
            <text:p text:style-name="P18">Топологія</text:p>
          </table:table-cell>
          <table:table-cell table:style-name="Table1.A1" office:value-type="string">
            <text:p text:style-name="P19">Визначення</text:p>
          </table:table-cell>
          <table:table-cell table:style-name="Table1.A1" office:value-type="string">
            <text:p text:style-name="P18">Переваги</text:p>
          </table:table-cell>
          <table:table-cell table:style-name="Table1.D1" office:value-type="string">
            <text:p text:style-name="P18">Недоліки</text:p>
          </table:table-cell>
        </table:table-row>
        <table:table-row table:style-name="TableLine93998192887104">
          <table:table-cell table:style-name="Table1.A2" office:value-type="string">
            <text:p text:style-name="P20">Шина<text:span text:style-name="T18">(bus)</text:span></text:p>
          </table:table-cell>
          <table:table-cell table:style-name="Table1.A2" office:value-type="string">
            <text:p text:style-name="P23"><text:span text:style-name="T17">К</text:span>омп'ютери підключені уздовж одного кабелю.</text:p>
          </table:table-cell>
          <table:table-cell table:style-name="Table1.A2" office:value-type="string">
            <text:list xml:id="list1201058183" text:style-name="L4">
              <text:list-item>
                <text:p text:style-name="P75">Економна витрата кабелю.</text:p>
              </text:list-item>
              <text:list-item>
                <text:p text:style-name="P75">Порівняно недорога і нескладна у використанні мережа, середовище передачі.</text:p>
              </text:list-item>
              <text:list-item>
                <text:p text:style-name="P76">Простота, надійність.</text:p>
              </text:list-item>
              <text:list-item>
                <text:p text:style-name="P76">Легко розширюється</text:p>
              </text:list-item>
            </text:list>
          </table:table-cell>
          <table:table-cell table:style-name="Table1.D2" office:value-type="string">
            <text:list xml:id="list223529155986710" text:continue-numbering="true" text:style-name="L4">
              <text:list-item>
                <text:p text:style-name="P77">При значних об'ємах трафіку зменшується пропускна спроможність.</text:p>
              </text:list-item>
              <text:list-item>
                <text:p text:style-name="P78">Важко локалізувати проблеми.</text:p>
              </text:list-item>
              <text:list-item>
                <text:p text:style-name="P78">Вихід з ладу кабелю зупиняє роботу багатьох користувачів</text:p>
              </text:list-item>
            </text:list>
          </table:table-cell>
        </table:table-row>
        <table:table-row table:style-name="TableLine93998208817152">
          <table:table-cell table:style-name="Table1.A2" office:value-type="string">
            <text:p text:style-name="P21">Кільце<text:span text:style-name="T18">(ring)</text:span></text:p>
          </table:table-cell>
          <table:table-cell table:style-name="Table1.A2" office:value-type="string">
            <text:p text:style-name="P24">Кабель, до якого підключені комп'ютери, замкнутий у кільце.</text:p>
          </table:table-cell>
          <table:table-cell table:style-name="Table1.A2" office:value-type="string">
            <text:list xml:id="list3125970146" text:style-name="L5">
              <text:list-item>
                <text:p text:style-name="P79">Всі комп'ютери мають рівний доступ.</text:p>
              </text:list-item>
              <text:list-item>
                <text:p text:style-name="P79">Кількість користувачів не має значного впливу на продуктивність.</text:p>
              </text:list-item>
            </text:list>
          </table:table-cell>
          <table:table-cell table:style-name="Table1.D2" office:value-type="string">
            <text:list xml:id="list223530988028514" text:continue-numbering="true" text:style-name="L5">
              <text:list-item>
                <text:p text:style-name="P80">Вихід з ладу одного комп'ютера може вивести з ладу всю мережу.</text:p>
              </text:list-item>
              <text:list-item>
                <text:p text:style-name="P80">Важко локалізувати проблеми.</text:p>
              </text:list-item>
              <text:list-item>
                <text:p text:style-name="P80">Зміна конфігурації мережі вимагає зупинки роботи всієї мережі</text:p>
              </text:list-item>
            </text:list>
          </table:table-cell>
        </table:table-row>
        <table:table-row table:style-name="TableLine93998277878560">
          <table:table-cell table:style-name="Table1.A2" office:value-type="string">
            <text:p text:style-name="P22">Зірка<text:span text:style-name="T18">(Star)</text:span></text:p>
          </table:table-cell>
          <table:table-cell table:style-name="Table1.A2" office:value-type="string">
            <text:p text:style-name="P24">Комп'ютери підключені до сегментів кабелю, що виходять з однієї точки або концентратора.</text:p>
          </table:table-cell>
          <table:table-cell table:style-name="Table1.A2" office:value-type="string">
            <text:list xml:id="list659317736" text:style-name="L6">
              <text:list-item>
                <text:p text:style-name="P81">Легко модифікувати мережу, додаючи нові комп'ютери.</text:p>
              </text:list-item>
              <text:list-item>
                <text:p text:style-name="P81">Централізований контроль і управління.</text:p>
              </text:list-item>
              <text:list-item>
                <text:p text:style-name="P81">Вихід з ладу одного комп'ютера не впливає на працездатність мережі.</text:p>
              </text:list-item>
            </text:list>
          </table:table-cell>
          <table:table-cell table:style-name="Table1.D2" office:value-type="string">
            <text:list xml:id="list223529186428402" text:continue-numbering="true" text:style-name="L6">
              <text:list-item>
                <text:p text:style-name="P82">Вихід з ладу центрального вузла виводить з ладу всю мережу</text:p>
              </text:list-item>
            </text:list>
          </table:table-cell>
        </table:table-row>
      </table:table>
      <text:p text:style-name="P64"/>
      <text:p text:style-name="P65">Короткий опис основних типів кабелів та їх характеристик</text:p>
      <table:table table:name="Table2" table:style-name="Table2">
        <table:table-column table:style-name="Table2.A" table:number-columns-repeated="5"/>
        <table:table-row table:style-name="TableLine93998199400096">
          <table:table-cell table:style-name="Table2.A1" office:value-type="string">
            <text:p text:style-name="P26">Характеристика</text:p>
          </table:table-cell>
          <table:table-cell table:style-name="Table2.A1" office:value-type="string">
            <text:p text:style-name="P27">Тонкий коаксіальний кабель</text:p>
          </table:table-cell>
          <table:table-cell table:style-name="Table2.A1" office:value-type="string">
            <text:p text:style-name="P28">Товстий коаксіальний кабель</text:p>
          </table:table-cell>
          <table:table-cell table:style-name="Table2.A1" office:value-type="string">
            <text:p text:style-name="P29">Вита пара</text:p>
          </table:table-cell>
          <table:table-cell table:style-name="Table2.E1" office:value-type="string">
            <text:p text:style-name="P30">Оптоволоконний кабель</text:p>
          </table:table-cell>
        </table:table-row>
        <table:table-row table:style-name="TableLine93998274219824"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31">10Base2</text:p>
          </table:table-cell>
          <table:table-cell table:style-name="Table2.A2" office:value-type="string">
            <text:p text:style-name="P31">10Base5</text:p>
          </table:table-cell>
          <table:table-cell table:style-name="Table2.A2" office:value-type="string">
            <text:p text:style-name="P31">10BaseT</text:p>
          </table:table-cell>
          <table:table-cell table:style-name="Table2.E2" office:value-type="string">
            <text:p text:style-name="P62"/>
          </table:table-cell>
        </table:table-row>
        <table:table-row table:style-name="TableLine93998279061504">
          <table:table-cell table:style-name="Table2.A2" office:value-type="string">
            <text:p text:style-name="P32">Вартість</text:p>
          </table:table-cell>
          <table:table-cell table:style-name="Table2.A2" office:value-type="string">
            <text:p text:style-name="P33">Дорожче витої пари</text:p>
          </table:table-cell>
          <table:table-cell table:style-name="Table2.A2" office:value-type="string">
            <text:p text:style-name="P34">Дорожче за тонкий коаксіальний кабель</text:p>
          </table:table-cell>
          <table:table-cell table:style-name="Table2.A2" office:value-type="string">
            <text:p text:style-name="P35">Найдешевший</text:p>
          </table:table-cell>
          <table:table-cell table:style-name="Table2.E2" office:value-type="string">
            <text:p text:style-name="P36">Найдорожчий</text:p>
          </table:table-cell>
        </table:table-row>
        <table:table-row table:style-name="TableLine93998277044224">
          <table:table-cell table:style-name="Table2.A2" office:value-type="string">
            <text:p text:style-name="P37">Ефективна довжина кабелю*</text:p>
          </table:table-cell>
          <table:table-cell table:style-name="Table2.A2" office:value-type="string">
            <text:p text:style-name="P38">185 м</text:p>
          </table:table-cell>
          <table:table-cell table:style-name="Table2.A2" office:value-type="string">
            <text:p text:style-name="P39">500 м</text:p>
          </table:table-cell>
          <table:table-cell table:style-name="Table2.A2" office:value-type="string">
            <text:p text:style-name="P40">100 м</text:p>
          </table:table-cell>
          <table:table-cell table:style-name="Table2.E2" office:value-type="string">
            <text:p text:style-name="P41">2 км</text:p>
          </table:table-cell>
        </table:table-row>
        <table:table-row table:style-name="TableLine93998237080448">
          <table:table-cell table:style-name="Table2.A2" office:value-type="string">
            <text:p text:style-name="P42">Швидкість передачі**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4">4-100 Мбіт/с</text:p>
          </table:table-cell>
          <table:table-cell table:style-name="Table2.E2" office:value-type="string">
            <text:p text:style-name="P43">100 Мбіт/с і вище</text:p>
          </table:table-cell>
        </table:table-row>
        <table:table-row table:style-name="TableLine93998277391360">
          <table:table-cell table:style-name="Table2.A2" office:value-type="string">
            <text:p text:style-name="P46">Гнучкість</text:p>
          </table:table-cell>
          <table:table-cell table:style-name="Table2.A2" office:value-type="string">
            <text:p text:style-name="P47">Досить гнучкий</text:p>
          </table:table-cell>
          <table:table-cell table:style-name="Table2.A2" office:value-type="string">
            <text:p text:style-name="P47">Менш гнучкий</text:p>
          </table:table-cell>
          <table:table-cell table:style-name="Table2.A2" office:value-type="string">
            <text:p text:style-name="P47">Найгнучкіший</text:p>
          </table:table-cell>
          <table:table-cell table:style-name="Table2.E2" office:value-type="string">
            <text:p text:style-name="P47">Не гнучкий</text:p>
          </table:table-cell>
        </table:table-row>
        <table:table-row table:style-name="TableLine93998384000400">
          <table:table-cell table:style-name="Table2.A2" office:value-type="string">
            <text:p text:style-name="P48">Простота установки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9">Дуже простий в установці; може бути встановлений при будівництві</text:p>
          </table:table-cell>
          <table:table-cell table:style-name="Table2.E2" office:value-type="string">
            <text:p text:style-name="P49">Важкий в установці</text:p>
          </table:table-cell>
        </table:table-row>
        <table:table-row table:style-name="TableLine93998199404432">
          <table:table-cell table:style-name="Table2.A2" office:value-type="string">
            <text:p text:style-name="P50">Схильність до зава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1">Схильний до перешкод</text:p>
          </table:table-cell>
          <table:table-cell table:style-name="Table2.E2" office:value-type="string">
            <text:p text:style-name="P51">Не схильний до перешкод</text:p>
          </table:table-cell>
        </table:table-row>
        <table:table-row table:style-name="TableLine93998263965152">
          <table:table-cell table:style-name="Table2.A2" office:value-type="string">
            <text:p text:style-name="P52">Особливі властивості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3">Той же телефонний дріт, прокладений під час будівництва</text:p>
          </table:table-cell>
          <table:table-cell table:style-name="Table2.E2" office:value-type="string">
            <text:p text:style-name="P54">Підтримує часто мову, відео і дані</text:p>
          </table:table-cell>
        </table:table-row>
        <table:table-row table:style-name="TableLine93998202476304">
          <table:table-cell table:style-name="Table2.A2" office:value-type="string">
            <text:p text:style-name="P55">Рекомендоване застосування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6">UTP – найдешевший варіант;</text:p>
            <text:p text:style-name="P56">STP – Token Ring будь-якого розміру</text:p>
          </table:table-cell>
          <table:table-cell table:style-name="Table2.E2" office:value-type="string">
            <text:p text:style-name="P57">Мережі будь-якого розміру з високими вимогами до швидкості передачі, рівня захисту і цілісності даних</text:p>
          </table:table-cell>
        </table:table-row>
        <table:table-row table:style-name="TableLine93998273873152">
          <table:table-cell table:style-name="Table2.A2" office:value-type="string">
            <text:p text:style-name="P58">З'єднувачі</text:p>
          </table:table-cell>
          <table:table-cell table:style-name="Table2.A2" office:value-type="string">
            <text:p text:style-name="P58">BNC</text:p>
          </table:table-cell>
          <table:table-cell table:style-name="Table2.A2" office:value-type="string">
            <text:p text:style-name="P58">AUI</text:p>
          </table:table-cell>
          <table:table-cell table:style-name="Table2.A2" office:value-type="string">
            <text:p text:style-name="P58">RJ45</text:p>
          </table:table-cell>
          <table:table-cell table:style-name="Table2.E2" office:value-type="string">
            <text:p text:style-name="P47"/>
          </table:table-cell>
        </table:table-row>
      </table:table>
      <text:p text:style-name="P25">* Ефективна довжина кабелю може змінюватися залежно від кожної конкретної</text:p>
      <text:p text:style-name="P25">мережі. З поліпшенням технології вона збільшується.</text:p>
      <text:p text:style-name="P25">** Діапазон швидкостей передачі для деяких типів кабелів розширюється. Технічні</text:p>
      <text:p text:style-name="P25">досягнення у виробництві мідних дротів привели до такої швидкості передачі сигналів,</text:p>
      <text:p text:style-name="P25">яку раніше не можна було і припустити.</text:p>
      <text:p text:style-name="P66"/>
      <text:p text:style-name="P65"><text:bookmark text:name="page3R_mcid80"/><text:bookmark text:name="page3R_mcid79"/>Висновки</text:p>
      <text:p text:style-name="P59">В ході лабораторної роботи ми ознайомилися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. <text:span text:style-name="T19">Також ознайомилися</text:span><text:span text:style-name="T20"> з описом та ілюстрацією підключення мережних компонентів.</text:span></text:p>
      <text:p text:style-name="P61">Були вивчені <text:span text:style-name="T20">основні концепції побудови кабельної системи в локальній обчислювальній мережі, основні типи кабелів, їх конструкції, характеристики і способи функціонування, </text:span><text:span text:style-name="T21">основні терміни</text:span><text:span text:style-name="T20">.</text:span></text:p>
      <text:p text:style-name="P60"><text:span text:style-name="T21">Окрім цього було з’ясовано що існує безліч комбінацій базових топологій, які й використовуються у більшості випадків. </text:span><text:span text:style-name="T22">Були розглянуті недоліки та переваги базових топологій, видів кабелів.</text:span></text:p>
      <text:p text:style-name="P63">Контрольні питання</text:p>
      <text:list xml:id="list1801199733" text:style-name="L7">
        <text:list-item>
          <text:p text:style-name="P87">Призначення комп’ютерної мережі.</text:p>
          <text:p text:style-name="P83">Основне призначення комп'ютерних мереж - сумісне використання ресурсів і здійснення інтерактивного зв'язку як усередині однієї фірми, так і за її межами.</text:p>
        </text:list-item>
        <text:list-item>
          <text:p text:style-name="P87">Локальні і глобальні обчислювальні мережі (ЛОМ і ГОМ).</text:p>
          <text:p text:style-name="P84">ЛОМ<text:span text:style-name="T26">(LAN) — Локальна обчислювальна мережа </text:span><text:span text:style-name="T27">(Local A</text:span><text:span text:style-name="T28">rea</text:span><text:span text:style-name="T27"> Network) </text:span><text:span text:style-name="T26">складається з декількох комп'ютерів і </text:span>периферійних пристроїв, сполучених кабелем в межах певної території, наприклад, в одному з відділів компанії або усередині невеликої будівлі. Мережа дозволяє спільно використовувати ресурси, наприклад, файли і принтери, а також працювати з інтерактивними застосуваннями, наприклад, планувальниками і електронною поштою.</text:p>
          <text:p text:style-name="P85">ГОМ<text:span text:style-name="T29">(WAN) — Глобальна <text:s/></text:span><text:span text:style-name="T26">обчислювальна мережа</text:span><text:span text:style-name="T30">(Wide Area Network), </text:span><text:span text:style-name="T31">те саме що ЛОМ, але поєднуються користувачі з різних міст і держав, також кількість користувачів суттєво збільшується — від десятків до декількох тисяч.</text:span></text:p>
        </text:list-item>
      </text:list>
      <text:p text:style-name="P90"/>
      <text:list xml:id="list223529615540409" text:continue-numbering="true" text:style-name="L7">
        <text:list-item>
          <text:p text:style-name="P88">Два основних типи мереж: однорангові мережі <text:span text:style-name="T23">та </text:span>мережі на основі сервера.</text:p>
        </text:list-item>
      </text:list>
      <table:table table:name="Table4" table:style-name="Table4">
        <table:table-column table:style-name="Table4.A" table:number-columns-repeated="3"/>
        <table:table-row table:style-name="TableLine93998224729376">
          <table:table-cell table:style-name="Table4.A1" office:value-type="string">
            <text:p text:style-name="P105">Параметри</text:p>
          </table:table-cell>
          <table:table-cell table:style-name="Table4.A1" office:value-type="string">
            <text:p text:style-name="P105">Однорангові мережі</text:p>
          </table:table-cell>
          <table:table-cell table:style-name="Table4.C1" office:value-type="string">
            <text:p text:style-name="P105">Мережі на основі сервера</text:p>
          </table:table-cell>
        </table:table-row>
        <table:table-row table:style-name="TableLine93998224729376">
          <table:table-cell table:style-name="Table4.A2" office:value-type="string">
            <text:p text:style-name="P105">Розмір</text:p>
          </table:table-cell>
          <table:table-cell table:style-name="Table4.A2" office:value-type="string">
            <text:p text:style-name="P105"><text:span text:style-name="T32">≤10</text:span></text:p>
          </table:table-cell>
          <table:table-cell table:style-name="Table4.C2" office:value-type="string">
            <text:p text:style-name="P103">Обмежені апаратним забезпеченням сервера і мережі</text:p>
          </table:table-cell>
        </table:table-row>
        <table:table-row table:style-name="TableLine93998224729376">
          <table:table-cell table:style-name="Table4.A2" office:value-type="string">
            <text:p text:style-name="P103">Захист</text:p>
          </table:table-cell>
          <table:table-cell table:style-name="Table4.A2" office:value-type="string">
            <text:p text:style-name="P103">Питання захисту розв'язується кожним користувачем самостійно</text:p>
          </table:table-cell>
          <table:table-cell table:style-name="Table4.C2" office:value-type="string">
            <text:p text:style-name="P103">Централізований захист, яким займається адміністратор.</text:p>
          </table:table-cell>
        </table:table-row>
        <table:table-row table:style-name="TableLine93998224729376">
          <table:table-cell table:style-name="Table4.A2" office:value-type="string">
            <text:p text:style-name="P103">Адміністрування</text:p>
          </table:table-cell>
          <table:table-cell table:style-name="Table4.A2" office:value-type="string">
            <text:p text:style-name="P103">Кожен користувач адмініструє свій комп'ютер.</text:p>
          </table:table-cell>
          <table:table-cell table:style-name="Table4.C2" office:value-type="string">
            <text:p text:style-name="P103">Централізоване</text:p>
          </table:table-cell>
        </table:table-row>
        <table:table-row table:style-name="TableLine93998224729376">
          <table:table-cell table:style-name="Table4.A2" office:value-type="string">
            <text:p text:style-name="P104">Операційні системи</text:p>
          </table:table-cell>
          <table:table-cell table:style-name="Table4.A2" office:value-type="string">
            <text:p text:style-name="P102">Майже у всіх сучасних вбудована підтримка однорангових мереж. Тому, щоб встановити однорангову мережу, додаткового програмного забезпечення не вимагається</text:p>
          </table:table-cell>
          <table:table-cell table:style-name="Table4.C2" office:value-type="string">
            <text:p text:style-name="P103">Мережевий сервер і операційна система працюють як єдине ціле. Деякі системи, наприклад Microsoft Windows NT Server, були створені спеціально для того, щоб використовувати переваги найбільш передових серверних технологій.</text:p>
          </table:table-cell>
        </table:table-row>
        <table:table-row table:style-name="TableLine93998224729376">
          <table:table-cell table:style-name="Table4.A2" office:value-type="string">
            <text:p text:style-name="P92"><text:span text:style-name="T13">Апаратне забезпечення</text:span></text:p>
          </table:table-cell>
          <table:table-cell table:style-name="Table4.A2" office:value-type="string">
            <text:p text:style-name="P102">Оскільки кожен комп'ютер є одночасно і клієнтом, і сервером, немає необхідності в потужному центральному сервері або в інших компонентах, обов'язкових для складніших мереж. Однорангові мережі звичайно вимагають потужніших комп'ютерів.</text:p>
          </table:table-cell>
          <table:table-cell table:style-name="Table4.C2" office:value-type="string">
            <text:p text:style-name="P93"><text:span text:style-name="T13">Оскільки комп'ютер користувача не виконує функції сервера, вимоги до його характеристик залежать від потреб самого користувача</text:span></text:p>
          </table:table-cell>
        </table:table-row>
      </table:table>
      <text:list xml:id="list223529505549778" text:continue-numbering="true" text:style-name="L7">
        <text:list-header>
          <text:p text:style-name="P86"/>
        </text:list-header>
        <text:list-item>
          <text:p text:style-name="P89">Загальні компоненти, функції і характеристики всіх мереж: сервери (server), клієнти(client), середовище (media), ресурси (resources).</text:p>
        </text:list-item>
      </text:list>
      <text:list xml:id="list4016533823" text:style-name="L13">
        <text:list-item>
          <text:list>
            <text:list-item>
              <text:p text:style-name="P91"><text:span text:style-name="T25">сервери — комп'ютери, що надають свої ресурси мережевим користувачам;</text:span></text:p>
            </text:list-item>
            <text:list-item>
              <text:p text:style-name="P100"><text:span text:style-name="T15">клієнти — комп'ютери, що здійснюють доступ до мережевих ресурсів, що надаються сервером;</text:span></text:p>
            </text:list-item>
            <text:list-item>
              <text:p text:style-name="P91"><text:span text:style-name="T25">середовище (media) — спосіб з'єднання комп'ютерів;</text:span></text:p>
            </text:list-item>
            <text:list-item>
              <text:p text:style-name="P91"><text:span text:style-name="T25">ресурси — файли, принтери і інші елементи, використані в мережі.</text:span></text:p>
            </text:list-item>
          </text:list>
        </text:list-item>
      </text:list>
      <text:list xml:id="list223530098988541" text:continue-list="list223529505549778" text:style-name="L7">
        <text:list-item>
          <text:p text:style-name="P87">Спеціалізовані сервери.</text:p>
        </text:list-item>
        <text:list-item>
          <text:p text:style-name="P87">Топології мереж і їх вплив на характеристики мережі.</text:p>
        </text:list-item>
        <text:list-item>
          <text:p text:style-name="P87">Базові топології: шина, зірка, кільце. Компоненти необхідні для створення мереж</text:p>
          <text:p text:style-name="P87">базових топологій шина і зірка.</text:p>
        </text:list-item>
        <text:list-item>
          <text:p text:style-name="P87">Концентратори (hub): активні, пасивні, гібридні.</text:p>
        </text:list-item>
        <text:list-item>
          <text:p text:style-name="P87">Три основні групи кабелів.</text:p>
        </text:list-item>
        <text:list-item>
          <text:p text:style-name="P87">Що означають специфікації: 10BaseT, 10Base2, 10Base5.</text:p>
        </text:list-item>
        <text:list-item>
          <text:p text:style-name="P87">Топологія мережі і її компоненти (ауд. 4208а).</text:p>
        </text:list-item>
      </text:list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7T22:35:28.932809830</dc:date>
    <meta:editing-duration>PT12H19M12S</meta:editing-duration>
    <meta:editing-cycles>990</meta:editing-cycles>
    <meta:generator>LibreOffice/7.2.6.2$Linux_X86_64 LibreOffice_project/20$Build-2</meta:generator>
    <meta:document-statistic meta:table-count="3" meta:image-count="0" meta:object-count="1" meta:page-count="6" meta:paragraph-count="159" meta:word-count="972" meta:character-count="7276" meta:non-whitespace-character-count="6492"/>
  </office:meta>
</office:document-meta>
</file>